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339in" svg:height="5.0421in" svg:x="2.0673in" svg:y="0.0394in">
            <draw:object draw:notify-on-update-of-ranges="Sheet1.A1:Sheet1.A1 Sheet1.A2:Sheet1.A47 Sheet1.B1:Sheet1.B1 Sheet1.B2:Sheet1.B4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385754252599683" calcext:value-type="float">
            <text:p>0.00038575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385907260111213" calcext:value-type="float">
            <text:p>3.85907260111213E-0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135617669637037" calcext:value-type="float">
            <text:p>0.00013561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359367299992394" calcext:value-type="float">
            <text:p>0.00035936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532960349426684" calcext:value-type="float">
            <text:p>0.0000532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71487743767873" calcext:value-type="float">
            <text:p>4.71487743767873E-0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138645042037155" calcext:value-type="float">
            <text:p>1.38645042037155E-0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507779545196885" calcext:value-type="float">
            <text:p>5.07779545196885E-0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124447841190661" calcext:value-type="float">
            <text:p>1.24447841190661E-0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870546221050165" calcext:value-type="float">
            <text:p>8.70546221050165E-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229775903252452" calcext:value-type="float">
            <text:p>2.29775903252452E-0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324801786148711" calcext:value-type="float">
            <text:p>3.24801786148711E-0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294818435045001" calcext:value-type="float">
            <text:p>2.94818435045001E-0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461264762432517" calcext:value-type="float">
            <text:p>4.61264762432517E-0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90915656008127" calcext:value-type="float">
            <text:p>9.0915656008127E-0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03287325840179" calcext:value-type="float">
            <text:p>1.03287325840179E-0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221933179301161" calcext:value-type="float">
            <text:p>2.21933179301161E-0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142989190267972" calcext:value-type="float">
            <text:p>1.42989190267972E-0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411829272301478" calcext:value-type="float">
            <text:p>4.11829272301478E-0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383601661129779" calcext:value-type="float">
            <text:p>0.0000038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11628070872652" calcext:value-type="float">
            <text:p>1.11628070872652E-0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226474971478357" calcext:value-type="float">
            <text:p>2.26474971478357E-0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306466323777619" calcext:value-type="float">
            <text:p>3.06466323777619E-0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149837142317556" calcext:value-type="float">
            <text:p>1.49837142317556E-0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181064500192581" calcext:value-type="float">
            <text:p>1.81064500192581E-0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235936039350927" calcext:value-type="float">
            <text:p>2.35936039350927E-0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4829852522899" calcext:value-type="float">
            <text:p>4.829852522899E-0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0450107087935152" calcext:value-type="float">
            <text:p>4.50107087935152E-0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689546833336973" calcext:value-type="float">
            <text:p>6.89546833336973E-0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910558519392136" calcext:value-type="float">
            <text:p>9.10558519392136E-0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396556280372452" calcext:value-type="float">
            <text:p>3.96556280372452E-00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0966822341918185" calcext:value-type="float">
            <text:p>9.66822341918185E-0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119813819153087" calcext:value-type="float">
            <text:p>1.19813819153087E-0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330579122364692" calcext:value-type="float">
            <text:p>3.30579122364692E-00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921484323778866" calcext:value-type="float">
            <text:p>9.21484323778866E-0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02965082994494" calcext:value-type="float">
            <text:p>1.02965082994494E-0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489006552141916" calcext:value-type="float">
            <text:p>4.89006552141916E-0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479463042526367" calcext:value-type="float">
            <text:p>4.79463042526367E-0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162403033935995" calcext:value-type="float">
            <text:p>1.62403033935995E-00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0324369511536737" calcext:value-type="float">
            <text:p>3.24369511536737E-0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36270368892373" calcext:value-type="float">
            <text:p>0.0000136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490027824212722" calcext:value-type="float">
            <text:p>4.90027824212722E-00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146127049596732" calcext:value-type="float">
            <text:p>1.46127049596732E-0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103585821987485" calcext:value-type="float">
            <text:p>1.03585821987485E-00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540894441595635" calcext:value-type="float">
            <text:p>5.40894441595635E-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551614706532687" calcext:value-type="float">
            <text:p>5.51614706532687E-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8:48:20.121000000</dc:date>
    <meta:document-statistic meta:table-count="1" meta:cell-count="94" meta:object-count="1"/>
    <meta:generator>LibreOffice/4.1.4.2$Windows_x86 LibreOffice_project/0a0440ccc0227ad9829de5f46be37cfb6edcf7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82cm" svg:height="12.808cm" xlink:href=".." xlink:type="simple" chart:class="chart:line" chart:style-name="ch1">
        <chart:title svg:x="8.14cm" svg:y="0.392cm" chart:style-name="ch2">
          <text:p>Generation Size Change</text:p>
        </chart:title>
        <chart:legend chart:legend-position="end" svg:x="18.383cm" svg:y="6.092cm" style:legend-expansion="high" chart:style-name="ch3"/>
        <chart:plot-area chart:style-name="ch4" table:cell-range-address="Sheet1.A1:Sheet1.B47" chart:data-source-has-labels="both" svg:x="1.461cm" svg:y="1.939cm" svg:width="16.076cm" svg:height="9.605cm">
          <chartooo:coordinate-region svg:x="2.929cm" svg:y="2.151cm" svg:width="14.328cm" svg:height="8.296cm"/>
          <chart:axis chart:dimension="x" chart:name="primary-x" chart:style-name="ch5" chartooo:axis-type="auto">
            <chartooo:date-scale/>
            <chart:title svg:x="8.291cm" svg:y="11.801cm" chart:style-name="ch6">
              <text:p>Generation Size</text:p>
            </chart:title>
            <chart:categories table:cell-range-address="Sheet1.A2:Sheet1.A47"/>
          </chart:axis>
          <chart:axis chart:dimension="y" chart:name="primary-y" chart:style-name="ch5">
            <chart:title svg:x="0.451cm" svg:y="7.433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.000385754252599683">
                <text:p>0.000385754252599683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385907260111213">
                <text:p>0.00003859072601112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135617669637037">
                <text:p>0.0001356176696370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359367299992394">
                <text:p>0.0003593672999923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532960349426684">
                <text:p>0.00005329603494266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471487743767873">
                <text:p>0.00004714877437678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138645042037155">
                <text:p>0.00001386450420371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0507779545196885">
                <text:p>0.000005077795451968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124447841190661">
                <text:p>0.00001244478411906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0870546221050165">
                <text:p>0.0000087054622105016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229775903252452">
                <text:p>0.00002297759032524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324801786148711">
                <text:p>0.000032480178614871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294818435045001">
                <text:p>0.000029481843504500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461264762432517">
                <text:p>0.000004612647624325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90915656008127">
                <text:p>0.0000909156560081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103287325840179">
                <text:p>0.000010328732584017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221933179301161">
                <text:p>0.000022193317930116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142989190267972">
                <text:p>0.000014298919026797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0411829272301478">
                <text:p>0.000004118292723014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0383601661129779">
                <text:p>0.000003836016611297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111628070872652">
                <text:p>0.0000011162807087265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226474971478357">
                <text:p>0.000022647497147835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306466323777619">
                <text:p>0.000030646632377761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0149837142317556">
                <text:p>0.0000014983714231755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181064500192581">
                <text:p>0.000001810645001925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235936039350927">
                <text:p>0.000023593603935092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4829852522899">
                <text:p>0.0000048298525228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0450107087935152">
                <text:p>0.00000045010708793515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689546833336973">
                <text:p>0.000006895468333369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910558519392136">
                <text:p>0.0000091055851939213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396556280372452">
                <text:p>0.000039655628037245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0966822341918185">
                <text:p>0.00000096682234191818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119813819153087">
                <text:p>0.000011981381915308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330579122364692">
                <text:p>0.0000033057912236469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921484323778866">
                <text:p>0.000009214843237788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102965082994494">
                <text:p>0.0000010296508299449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489006552141916">
                <text:p>0.0000048900655214191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479463042526367">
                <text:p>0.0000047946304252636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162403033935995">
                <text:p>0.000016240303393599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0324369511536737">
                <text:p>0.00000032436951153673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136270368892373">
                <text:p>0.000013627036889237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490027824212722">
                <text:p>0.0000049002782421272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146127049596732">
                <text:p>0.000014612704959673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103585821987485">
                <text:p>0.000010358582198748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540894441595635">
                <text:p>0.000005408944415956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0551614706532687">
                <text:p>0.000000551614706532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